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4.202cm" style:rel-column-width="16196*"/>
    </style:style>
    <style:style style:name="Table1.B" style:family="table-column">
      <style:table-column-properties style:column-width="10.702cm" style:rel-column-width="41253*"/>
    </style:style>
    <style:style style:name="Table1.C" style:family="table-column">
      <style:table-column-properties style:column-width="2.097cm" style:rel-column-width="80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7d7" officeooo:paragraph-rsid="00152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598" officeooo:paragraph-rsid="0015e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  <style:style style:name="T6" style:family="text">
      <style:text-properties officeooo:rsid="001531b0"/>
    </style:style>
    <style:style style:name="T7" style:family="text">
      <style:text-properties officeooo:rsid="0016ae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</text:span><text:span text:style-name="T7">1</text:span></text:p>
      <text:p text:style-name="P1">Indipyclient : <text:span text:style-name="T1">0.3.</text:span><text:span text:style-name="T6">2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 table:style-name="Table1.1"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 table:style-name="Table1.1"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 table:style-name="Table1.1"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bincount.py</text:p>
          </table:table-cell>
          <table:table-cell table:style-name="Table1.A2" office:value-type="string">
            <text:p text:style-name="P12">One LightVector with four members changing every second</text:p>
          </table:table-cell>
          <table:table-cell table:style-name="Table1.C2" office:value-type="string">
            <text:p text:style-name="P13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xrxtext.py</text:p>
          </table:table-cell>
          <table:table-cell table:style-name="Table1.A2" office:value-type="string">
            <text:p text:style-name="P13">One wo text, with ro text (five members) responding</text:p>
          </table:table-cell>
          <table:table-cell table:style-name="Table1.C2" office:value-type="string">
            <text:p text:style-name="P14">Ok</text:p>
          </table:table-cell>
        </table:table-row>
        <table:table-row table:style-name="Table1.1">
          <table:table-cell table:style-name="Table1.A2" office:value-type="string">
            <text:p text:style-name="P17">rwtext.py</text:p>
          </table:table-cell>
          <table:table-cell table:style-name="Table1.A2" office:value-type="string">
            <text:p text:style-name="P17">rw vector with three members, updating every 2 seconds</text:p>
          </table:table-cell>
          <table:table-cell table:style-name="Table1.C2" office:value-type="string">
            <text:p text:style-name="P17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napsho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impledriver.py</text:p>
          </table:table-cell>
          <table:table-cell table:style-name="Table1.A2" office:value-type="string">
            <text:p text:style-name="P15">Receiving, sending and printing numbers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16">threadedclient.py</text:p>
          </table:table-cell>
          <table:table-cell table:style-name="Table1.A2" office:value-type="string">
            <text:p text:style-name="P16">Client: receives number takes snapshot and uses a blocking thread to double the number an send it back.</text:p>
          </table:table-cell>
          <table:table-cell table:style-name="Table1.C2" office:value-type="string">
            <text:p text:style-name="P16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25T12:04:43.987316856</dc:date>
    <meta:editing-duration>PT1H44S</meta:editing-duration>
    <meta:editing-cycles>21</meta:editing-cycles>
    <meta:generator>LibreOffice/7.3.7.2$Linux_X86_64 LibreOffice_project/30$Build-2</meta:generator>
    <meta:document-statistic meta:table-count="1" meta:image-count="0" meta:object-count="0" meta:page-count="2" meta:paragraph-count="45" meta:word-count="130" meta:character-count="877" meta:non-whitespace-character-count="792"/>
  </office:meta>
</office:document-meta>
</file>